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otted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P1" style:family="paragraph">
      <style:paragraph-properties fo:margin-left="0cm" fo:margin-right="0cm" fo:text-indent="0cm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7cm" svg:height="0.5cm" svg:x="8.7cm" svg:y="1.6cm">
          <text:p text:style-name="P1">Serveur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2" draw:text-style-name="P3" draw:layer="layout" svg:x1="9.9cm" svg:y1="2.4cm" svg:x2="5.3cm" svg:y2="4.1cm">
          <text:p/>
        </draw:line>
        <draw:line draw:style-name="gr2" draw:text-style-name="P3" draw:layer="layout" svg:x1="9.8cm" svg:y1="2.4cm" svg:x2="14.4cm" svg:y2="3.8cm">
          <text:p/>
        </draw:line>
        <draw:custom-shape draw:style-name="gr1" draw:text-style-name="P2" draw:layer="layout" svg:width="7cm" svg:height="0.5cm" svg:x="1.2cm" svg:y="4.2cm">
          <text:p text:style-name="P1">Attente de nouvelles demandes de connexions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2" draw:layer="layout" svg:width="6.1cm" svg:height="0.6cm" svg:x="12.7cm" svg:y="4cm">
          <text:p text:style-name="P1">Envoie des messages aux clients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2" draw:text-style-name="P3" draw:layer="layout" svg:x1="4.4cm" svg:y1="5cm" svg:x2="2cm" svg:y2="6.4cm">
          <text:p/>
        </draw:line>
        <draw:line draw:style-name="gr2" draw:text-style-name="P3" draw:layer="layout" svg:x1="4.4cm" svg:y1="5cm" svg:x2="3.8cm" svg:y2="6.4cm">
          <text:p/>
        </draw:line>
        <draw:custom-shape draw:style-name="gr1" draw:text-style-name="P2" draw:layer="layout" svg:width="7cm" svg:height="0.5cm" svg:x="1.1cm" svg:y="6.5cm">
          <text:p text:style-name="P1">Ecoute des messages des messages pard clients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2" draw:layer="layout" svg:width="2.7cm" svg:height="0.5cm" svg:x="4.3cm" svg:y="20.686cm">
          <text:p text:style-name="P1">Client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2" draw:text-style-name="P3" draw:layer="layout" svg:x1="4.6cm" svg:y1="20.486cm" svg:x2="3.8cm" svg:y2="18.6cm">
          <text:p/>
        </draw:line>
        <draw:line draw:style-name="gr2" draw:text-style-name="P3" draw:layer="layout" svg:x1="6.6cm" svg:y1="20.486cm" svg:x2="7.6cm" svg:y2="19.6cm">
          <text:p/>
        </draw:line>
        <draw:custom-shape draw:style-name="gr1" draw:text-style-name="P2" draw:layer="layout" svg:width="5.8cm" svg:height="0.686cm" svg:x="5.3cm" svg:y="18.814cm">
          <text:p text:style-name="P1">Ecoute des messages du serveur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2" draw:layer="layout" svg:width="5.8cm" svg:height="0.686cm" svg:x="1.2cm" svg:y="17.7cm">
          <text:p text:style-name="P1">Envoie des messages au serveur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3" draw:text-style-name="P3" draw:layer="layout" svg:x1="17.1cm" svg:y1="4.8cm" svg:x2="18.1cm" svg:y2="24cm">
          <text:p/>
        </draw:line>
        <draw:line draw:style-name="gr3" draw:text-style-name="P3" draw:layer="layout" svg:x1="4cm" svg:y1="17.5cm" svg:x2="2cm" svg:y2="7.2cm">
          <text:p/>
        </draw:line>
        <draw:custom-shape draw:style-name="gr1" draw:text-style-name="P2" draw:layer="layout" svg:width="2.7cm" svg:height="0.5cm" svg:x="13.79cm" svg:y="26.286cm">
          <text:p text:style-name="P1">Client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2" draw:text-style-name="P3" draw:layer="layout" svg:x1="14.09cm" svg:y1="26.086cm" svg:x2="13.29cm" svg:y2="24.2cm">
          <text:p/>
        </draw:line>
        <draw:line draw:style-name="gr2" draw:text-style-name="P3" draw:layer="layout" svg:x1="16.09cm" svg:y1="26.086cm" svg:x2="17.09cm" svg:y2="25.2cm">
          <text:p/>
        </draw:line>
        <draw:custom-shape draw:style-name="gr1" draw:text-style-name="P2" draw:layer="layout" svg:width="5.8cm" svg:height="0.686cm" svg:x="14.79cm" svg:y="24.414cm">
          <text:p text:style-name="P1">Ecoute des messages du serveur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2" draw:layer="layout" svg:width="5.8cm" svg:height="0.686cm" svg:x="10.69cm" svg:y="23.3cm">
          <text:p text:style-name="P1">Envoie des messages au serveur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3" draw:text-style-name="P3" draw:layer="layout" svg:x1="13.9cm" svg:y1="23.1cm" svg:x2="3.6cm" svg:y2="7.2cm">
          <text:p/>
        </draw:line>
        <draw:line draw:style-name="gr3" draw:text-style-name="P3" draw:layer="layout" svg:x1="16.1cm" svg:y1="5.5cm" svg:x2="8.2cm" svg:y2="18.6cm">
          <text:p/>
        </draw:line>
        <draw:line draw:style-name="gr4" draw:text-style-name="P3" draw:layer="layout" svg:x1="2cm" svg:y1="7.1cm" svg:x2="6.7cm" svg:y2="10.2cm">
          <text:p/>
        </draw:line>
        <draw:custom-shape draw:style-name="gr1" draw:text-style-name="P2" draw:layer="layout" svg:width="6.1cm" svg:height="0.6cm" svg:x="7cm" svg:y="9.9cm">
          <text:p text:style-name="P1">map&lt;int, string&gt; messages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4" draw:text-style-name="P3" draw:layer="layout" svg:x1="3.6cm" svg:y1="7.1cm" svg:x2="7.6cm" svg:y2="9.8cm">
          <text:p/>
        </draw:line>
        <draw:line draw:style-name="gr4" draw:text-style-name="P3" draw:layer="layout" svg:x1="11.3cm" svg:y1="9.8cm" svg:x2="15.3cm" svg:y2="4.7cm">
          <text:p/>
        </draw:line>
        <draw:custom-shape draw:style-name="gr1" draw:text-style-name="P2" draw:layer="layout" svg:width="6.1cm" svg:height="0.6cm" svg:x="7.2cm" svg:y="5.3cm">
          <text:p text:style-name="P1">map&lt;int, string&gt; csock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5" draw:text-style-name="P3" draw:layer="layout" svg:x1="2.1cm" svg:y1="6.4cm" svg:x2="6.9cm" svg:y2="5.6cm">
          <text:p/>
        </draw:line>
        <draw:line draw:style-name="gr5" draw:text-style-name="P3" draw:layer="layout" svg:x1="3.8cm" svg:y1="6.3cm" svg:x2="7cm" svg:y2="5.8cm">
          <text:p/>
        </draw:line>
        <draw:line draw:style-name="gr5" draw:text-style-name="P3" draw:layer="layout" svg:x1="12.1cm" svg:y1="5.3cm" svg:x2="17cm" svg:y2="4.8cm">
          <text:p/>
        </draw:line>
        <draw:line draw:style-name="gr5" draw:text-style-name="P3" draw:layer="layout" svg:x1="13.5cm" svg:y1="5.7cm" svg:x2="16cm" svg:y2="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Cedric </meta:initial-creator>
    <meta:creation-date>2013-03-24T19:05:30</meta:creation-date>
    <dc:date>2013-03-24T19:35:09</dc:date>
    <dc:creator>Cedric </dc:creator>
    <meta:editing-duration>PT14M29S</meta:editing-duration>
    <meta:editing-cycles>1</meta:editing-cycles>
    <meta:generator>LibreOffice/3.5$Linux_X86_64 LibreOffice_project/350m1$Build-2</meta:generator>
    <meta:document-statistic meta:object-count="31"/>
  </office:meta>
</office:document-meta>
</file>